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RETURN WHEN CREATING A USER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to add a Please wait loading div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table:style-name="ce5"/>
          <table:table-cell table:style-name="ce6"/>
          <table:table-cell table:style-name="ce7"/>
          <table:table-cell table:number-columns-repeated="16381"/>
        </table:table-row>
        <table:table-row table:number-rows-repeated="9"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27T19:01:04Z</dc:date>
  </office:meta>
</office:document-meta>
</file>